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8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/>
    </style:style>
    <style:style style:name="P5" style:family="paragraph">
      <style:paragraph-properties fo:margin-left="0.318cm" fo:margin-right="0cm" fo:margin-top="0cm" fo:margin-bottom="0cm" fo:text-indent="-0.318cm" style:text-autospace="none"/>
      <style:text-properties fo:color="#000000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8" style:family="paragraph">
      <style:paragraph-properties fo:margin-left="0.318cm" fo:margin-right="0cm" fo:margin-top="0cm" fo:margin-bottom="0cm" fo:text-indent="0cm" style:text-autospace="none"/>
      <style:text-properties fo:color="#000000"/>
    </style:style>
    <style:style style:name="P9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" fo:font-size="32pt" fo:text-shadow="1pt 1pt" style:font-size-asian="32pt" style:font-size-complex="32pt"/>
    </style:style>
    <style:style style:name="P10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Old Testament</text:span></text:p>
            <text:p text:style-name="P1"><text:span text:style-name="T2">Zechariah 9:9–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7" draw:layer="layout" svg:width="25.654cm" svg:height="4.76cm" svg:x="1.27cm" svg:y="0.254cm">
          <draw:text-box>
            <text:p text:style-name="P4"><text:span text:style-name="T3">9</text:span><text:span text:style-name="T4">Rejoice greatly, O daughter of Zion!</text:span></text:p>
            <text:p text:style-name="P5"><text:span text:style-name="T4">Shout aloud, O daughter of Jerusalem!</text:span></text:p>
            <text:p text:style-name="P6"><text:span text:style-name="T4"><text:s text:c="4"/></text:span><text:span text:style-name="T4">behold, your king is coming to you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9" draw:layer="layout" svg:width="24.638cm" svg:height="7.766cm" svg:x="1.623cm" svg:y="0.807cm">
          <draw:text-box>
            <text:p text:style-name="P8"><text:span text:style-name="T4">righteous and having salvation is he, humble and mounted on a donkey on a colt, the foal of a donkey. </text:span><text:span text:style-name="T3">10</text:span><text:span text:style-name="T4">I will cut off the chariot from Ephraim and the war horse from Jerusalem;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10" draw:layer="layout" svg:width="24.892cm" svg:height="6.263cm" svg:x="1.524cm" svg:y="0.849cm">
          <draw:text-box>
            <text:p text:style-name="P8"><text:span text:style-name="T6">and the battle bow shall be cut off, and he shall speak peace to the nations; his rule shall be from sea to sea, and from the River to the ends of the 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11" draw:layer="layout" svg:width="24.892cm" svg:height="4.93cm" svg:x="1.524cm" svg:y="0.912cm">
          <draw:text-box>
            <text:p text:style-name="P6"><text:span text:style-name="T3">11</text:span><text:span text:style-name="T4">As for you also, because of the blood of my covenant with you, I will set your prisoners free from the waterless p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11" draw:layer="layout" svg:width="24.892cm" svg:height="5.438cm" svg:x="1.524cm" svg:y="0.912cm">
          <draw:text-box>
            <text:p text:style-name="P6"><text:span text:style-name="T3">12</text:span><text:span text:style-name="T4">Return to your stronghold, O prisoners of hope; today I declare that I will restore to you doub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9:58:08.350000000</meta:creation-date>
    <dc:title>Hymn template</dc:title>
    <meta:editing-duration>PT22M33S</meta:editing-duration>
    <meta:editing-cycles>6</meta:editing-cycles>
    <meta:generator>LibreOffice/5.3.4.2$Windows_X86_64 LibreOffice_project/f82d347ccc0be322489bf7da61d7e4ad13fe2ff3</meta:generator>
    <meta:initial-creator>Arthur Hoch</meta:initial-creator>
    <dc:date>2017-07-06T19:12:48.879000000</dc:date>
    <meta:document-statistic meta:object-count="39"/>
    <meta:template xlink:type="simple" xlink:actuate="onRequest" xlink:title="Hymn template" xlink:href="../AppData/Roaming/LibreOffice/4/user/template/Worship%20Templsates/Hymn%20template.otp" meta:date="2015-03-26T19:58:08.007000000"/>
  </office:meta>
</office:document-meta>
</file>